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444cm" svg:height="1.593cm" svg:x="2.542cm" svg:y="2.058cm">
          <text:p text:style-name="P1">Steve Nash is one of the best NBA play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31cm" svg:height="8.061cm" svg:x="2.454cm" svg:y="5.374cm">
          <text:p text:style-name="P2">Steve/NNP</text:p>
          <text:p text:style-name="P2">Nash/NNP</text:p>
          <text:p text:style-name="P2">is/VBZ</text:p>
          <text:p text:style-name="P2">one/CD</text:p>
          <text:p text:style-name="P2">of/IN</text:p>
          <text:p text:style-name="P2">the/DT</text:p>
          <text:p text:style-name="P2">best/JJS</text:p>
          <text:p text:style-name="P2">NBA/NNP</text:p>
          <text:p text:style-name="P2">players/N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361cm" svg:height="7.278cm" svg:x="2.315cm" svg:y="15.007cm">
          <text:p text:style-name="P2">(ROOT</text:p>
          <text:p text:style-name="P2"><text:s text:c="2"/>(S</text:p>
          <text:p text:style-name="P2"><text:s text:c="4"/>(NP (NNP Steve) (NNP Nash))</text:p>
          <text:p text:style-name="P2"><text:s text:c="4"/>(VP (VBZ is)</text:p>
          <text:p text:style-name="P2"><text:s text:c="6"/>(NP</text:p>
          <text:p text:style-name="P2"><text:s text:c="8"/>(NP (CD one))</text:p>
          <text:p text:style-name="P2"><text:s text:c="8"/>(PP (IN of)</text:p>
          <text:p text:style-name="P2"><text:s text:c="10"/>(NP (DT the) (JJS best) </text:p>
          <text:p text:style-name="P2"><text:tab/> <text:s text:c="5"/>(NNP NBA) (NNS players))))))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516cm" svg:height="8.103cm" svg:x="10.666cm" svg:y="5.25cm">
          <text:p text:style-name="P2">nn(Nash-2, Steve-1)</text:p>
          <text:p text:style-name="P2">nsubj(one-4, Nash-2)</text:p>
          <text:p text:style-name="P2">cop(one-4, is-3)</text:p>
          <text:p text:style-name="P2">root(ROOT-0, one-4)</text:p>
          <text:p text:style-name="P2">prep(one-4, of-5)</text:p>
          <text:p text:style-name="P2">det(players-9, the-6)</text:p>
          <text:p text:style-name="P2">amod(players-9, best-7)</text:p>
          <text:p text:style-name="P2">nn(players-9, NBA-8)</text:p>
          <text:p text:style-name="P2">pobj(of-5, players-9)</text:p>
          <draw:enhanced-geometry svg:viewBox="0 0 21600 21600" draw:type="rectangle" draw:enhanced-path="M 0 0 L 21600 0 21600 21600 0 21600 0 0 Z N"/>
        </draw:custom-shape>
        <draw:frame draw:style-name="gr2" draw:layer="layout" svg:width="1.391cm" svg:height="0.988cm" svg:x="9.929cm" svg:y="3.917cm">
          <draw:text-box>
            <text:p>(a)</text:p>
          </draw:text-box>
        </draw:frame>
        <draw:frame draw:style-name="gr2" draw:layer="layout" svg:width="1.404cm" svg:height="0.988cm" svg:x="5.23cm" svg:y="13.417cm">
          <draw:text-box>
            <text:p>(b)</text:p>
          </draw:text-box>
        </draw:frame>
        <draw:frame draw:style-name="gr2" draw:layer="layout" svg:width="1.349cm" svg:height="0.988cm" svg:x="14.33cm" svg:y="13.417cm">
          <draw:text-box>
            <text:p>(c)</text:p>
          </draw:text-box>
        </draw:frame>
        <draw:frame draw:style-name="gr2" draw:layer="layout" svg:width="1.404cm" svg:height="0.988cm" svg:x="9.919cm" svg:y="22.768cm">
          <draw:text-box>
            <text:p>(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2T16:48:36</meta:creation-date>
    <dc:date>2012-05-22T17:05:28</dc:date>
    <meta:editing-duration>PT00H00M42S</meta:editing-duration>
    <meta:editing-cycles>1</meta:editing-cycles>
    <meta:document-statistic meta:object-count="8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